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qlStatement.SqlState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qlStatement.checkJdbcSupport( DatabaseMetaData metaData )</text:p>
          </table:table-cell>
          <table:table-cell office:value-type="float" office:value="9">
            <text:p text:style-name="Table_20_Contents">9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SqlStatement.doBatchUpdate( PreparedStatement ps , ControlBeanContext context , Method method , Object [ ] args , Calendar cal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SqlStatement.loadSQLAnnotationStatmentOptions( ControlBeanContext context , Method metho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SqlStatement.setCallableStatement( Object [ ] args )</text:p>
          </table:table-cell>
          <table:table-cell office:value-type="float" office:value="6">
            <text:p text:style-name="Table_20_Contents">6</text:p>
          </table:table-cell>
          <table:table-cell office:value-type="float" office:value="6">
            <text:p text:style-name="Table_20_Contents">6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qlStatement.computeMaxRows( Method method )</text:p>
          </table:table-cell>
          <table:table-cell office:value-type="float" office:value="6">
            <text:p text:style-name="Table_20_Contents">6</text:p>
          </table:table-cell>
          <table:table-cell office:value-type="float" office:value="8">
            <text:p text:style-name="Table_20_Contents">8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qlStatement.createPreparedStatementString( ControlBeanContext context , Connection connection , Method method , Object [ ] arguments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6">
            <text:p text:style-name="Table_20_Contents">6</text:p>
          </table:table-cell>
          <table:table-cell office:value-type="float" office:value="33">
            <text:p text:style-name="Table_20_Contents">33</text:p>
          </table:table-cell>
        </table:table-row>
        <table:table-row>
          <table:table-cell office:value-type="string">
            <text:p text:style-name="Table_20_Contents">SqlStatement.setPreparedStatementParameter( PreparedStatement ps , int i , Object value , int sqlType , Calendar cal )</text:p>
          </table:table-cell>
          <table:table-cell office:value-type="float" office:value="22">
            <text:p text:style-name="Table_20_Contents">22</text:p>
          </table:table-cell>
          <table:table-cell office:value-type="float" office:value="9">
            <text:p text:style-name="Table_20_Contents">9</text:p>
          </table:table-cell>
          <table:table-cell office:value-type="float" office:value="66">
            <text:p text:style-name="Table_20_Contents">66</text:p>
          </table:table-cell>
        </table:table-row>
        <table:table-row>
          <table:table-cell office:value-type="string">
            <text:p text:style-name="Table_20_Contents">SqlStatement.isBatchUpd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qlStatement.getsGeneratedKey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qlStatement.isCallableState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qlStatement.isCache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qlStatement.addChild( SqlFragment frag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qlStatement.createPreparedStatement( ControlBeanContext context , Connection connection , Calendar calendar , Method method , Object [ ] arguments )</text:p>
          </table:table-cell>
          <table:table-cell office:value-type="float" office:value="23">
            <text:p text:style-name="Table_20_Contents">23</text:p>
          </table:table-cell>
          <table:table-cell office:value-type="float" office:value="13">
            <text:p text:style-name="Table_20_Contents">13</text:p>
          </table:table-cell>
          <table:table-cell office:value-type="float" office:value="75">
            <text:p text:style-name="Table_20_Contents">7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